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Code_20_Indented">
      <style:paragraph-properties fo:margin-left="0in" fo:margin-right="0in" fo:margin-top="0in" fo:margin-bottom="0in" fo:line-height="100%" fo:text-indent="0in" style:auto-text-indent="false" style:text-autospace="none" style:writing-mode="lr-tb"/>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1" style:font-size-asian="12pt" style:font-name-complex="Courier1" style:font-size-complex="12pt"/>
    </style:style>
    <style:style style:name="P7" style:family="paragraph" style:parent-style-name="List_20_Number">
      <style:paragraph-properties fo:margin-left="0in" fo:margin-right="0in" fo:text-indent="0in" style:auto-text-indent="false"/>
    </style:style>
    <style:style style:name="P8" style:family="paragraph" style:parent-style-name="Text_20_body">
      <style:text-properties fo:font-weight="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italic" fo:font-weight="bold"/>
    </style:style>
    <style:style style:name="P11" style:family="paragraph" style:parent-style-name="Code">
      <style:text-properties style:font-name="Times New Roman" fo:font-size="12pt" fo:font-weight="normal" style:font-size-asian="12pt" style:font-weight-asian="normal" style:font-size-complex="12pt" style:font-weight-complex="normal"/>
    </style:style>
    <style:style style:name="P12" style:family="paragraph" style:parent-style-name="Code">
      <style:text-properties fo:font-weight="normal"/>
    </style:style>
    <style:style style:name="P1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style>
    <style:style style:name="P17" style:family="paragraph" style:parent-style-name="Standard">
      <style:text-properties fo:font-style="normal"/>
    </style:style>
    <style:style style:name="P18" style:family="paragraph" style:parent-style-name="Standard">
      <style:paragraph-properties fo:text-align="center" style:justify-single-word="false"/>
    </style:style>
    <style:style style:name="P19" style:family="paragraph" style:parent-style-name="Text_20_body_20_indent">
      <style:text-properties fo:color="#ff0000"/>
    </style:style>
    <style:style style:name="P20" style:family="paragraph" style:parent-style-name="Text_20_body_20_indent">
      <style:text-properties style:use-window-font-color="true"/>
    </style:style>
    <style:style style:name="P21" style:family="paragraph" style:parent-style-name="Text_20_body_20_indent">
      <style:text-properties fo:font-weight="bold"/>
    </style:style>
    <style:style style:name="P22" style:family="paragraph" style:parent-style-name="Code_20_Indented">
      <style:text-properties fo:font-weight="normal"/>
    </style:style>
    <style:style style:name="P23" style:family="paragraph" style:parent-style-name="Code_20_Indented">
      <style:text-properties fo:font-size="11pt" style:font-size-asian="11pt" style:font-style-asian="italic" style:font-size-complex="11pt"/>
    </style:style>
    <style:style style:name="P24" style:family="paragraph" style:parent-style-name="Code_20_Indented">
      <style:text-properties fo:font-style="normal" fo:font-weight="normal"/>
    </style:style>
    <style:style style:name="P25" style:family="paragraph" style:parent-style-name="Code_20_Indented">
      <style:text-properties fo:font-style="normal" fo:font-weight="bold"/>
    </style:style>
    <style:style style:name="P26" style:family="paragraph" style:parent-style-name="Standard">
      <style:paragraph-properties fo:margin-left="-0.011in" fo:margin-right="0in" fo:text-indent="0in" style:auto-text-indent="false"/>
    </style:style>
    <style:style style:name="P27" style:family="paragraph" style:parent-style-name="Standard">
      <style:paragraph-properties fo:margin-left="-0.011in" fo:margin-right="0in" fo:text-indent="0in" style:auto-text-indent="false"/>
      <style:text-properties fo:font-weight="normal"/>
    </style:style>
    <style:style style:name="P28" style:family="paragraph" style:parent-style-name="Code">
      <style:paragraph-properties fo:margin-left="0.6492in" fo:margin-right="0in" fo:text-indent="-0.2201in" style:auto-text-indent="false"/>
    </style:style>
    <style:style style:name="P2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0" style:family="paragraph" style:parent-style-name="Body_20_Text_20_First_20_Indent">
      <style:text-properties fo:font-style="italic"/>
    </style:style>
    <style:style style:name="P31" style:family="paragraph" style:parent-style-name="Code_20_Indented">
      <style:paragraph-properties fo:margin-left="0.25in" fo:margin-right="0in" fo:text-indent="0in" style:auto-text-indent="false"/>
    </style:style>
    <style:style style:name="P32" style:family="paragraph" style:parent-style-name="Code">
      <style:paragraph-properties fo:margin-left="0.5in" fo:margin-right="0in" fo:text-indent="-0.2201in" style:auto-text-indent="false"/>
    </style:style>
    <style:style style:name="P33" style:family="paragraph" style:parent-style-name="Code">
      <style:paragraph-properties fo:margin-left="0.5in" fo:margin-right="0in" fo:text-indent="-0.2201in" style:auto-text-indent="false"/>
      <style:text-properties fo:font-weight="normal"/>
    </style:style>
    <style:style style:name="P34" style:family="paragraph" style:parent-style-name="Preformatted_20_Text">
      <style:paragraph-properties fo:margin-left="0.5in" fo:margin-right="0in" fo:text-indent="-0.2201in" style:auto-text-indent="false"/>
      <style:text-properties fo:font-weight="normal"/>
    </style:style>
    <style:style style:name="P35" style:family="paragraph" style:parent-style-name="Code_20_Indented">
      <style:paragraph-properties fo:margin-left="0.5in" fo:margin-right="0in" fo:text-indent="-0.25in" style:auto-text-indent="false"/>
    </style:style>
    <style:style style:name="P36" style:family="paragraph" style:parent-style-name="Preformatted_20_Text">
      <style:paragraph-properties fo:margin-left="0.2799in" fo:margin-right="0in" fo:text-indent="0in" style:auto-text-indent="false"/>
      <style:text-properties fo:font-weight="normal"/>
    </style:style>
    <style:style style:name="P37" style:family="paragraph" style:parent-style-name="Preformatted_20_Text">
      <style:paragraph-properties fo:margin-left="0.248in" fo:margin-right="0in" fo:text-indent="0in" style:auto-text-indent="false"/>
    </style:style>
    <style:style style:name="P38" style:family="paragraph" style:parent-style-name="Preformatted_20_Text">
      <style:paragraph-properties fo:margin-left="0.248in" fo:margin-right="0in" fo:text-indent="0in" style:auto-text-indent="false"/>
      <style:text-properties fo:font-weight="normal"/>
    </style:style>
    <style:style style:name="P39" style:family="paragraph" style:parent-style-name="Preformatted_20_Text">
      <style:paragraph-properties fo:margin-left="0.5in" fo:margin-right="0in" fo:text-indent="0in" style:auto-text-indent="false"/>
      <style:text-properties fo:font-size="8pt" style:font-size-asian="8pt" style:font-size-complex="8pt"/>
    </style:style>
    <style:style style:name="P40"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41"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2"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3" style:family="paragraph" style:parent-style-name="Preformatted_20_Text">
      <style:paragraph-properties fo:margin-left="0.0083in" fo:margin-right="0in" fo:text-indent="0in" style:auto-text-indent="false"/>
    </style:style>
    <style:style style:name="P44"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5"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6"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7"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8" style:family="paragraph" style:parent-style-name="Standard">
      <style:paragraph-properties fo:margin-left="0.2728in" fo:margin-right="0in" fo:text-indent="-0.0083in" style:auto-text-indent="false">
        <style:tab-stops/>
      </style:paragraph-properties>
    </style:style>
    <style:style style:name="P49"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50" style:family="paragraph" style:parent-style-name="Standard">
      <style:paragraph-properties fo:margin-left="0.0256in" fo:margin-right="0in" fo:text-indent="0in" style:auto-text-indent="false">
        <style:tab-stops/>
      </style:paragraph-properties>
    </style:style>
    <style:style style:name="P51"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2"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3"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4"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5" style:family="paragraph" style:parent-style-name="Body_20_Text_20_Indent_20_3">
      <style:text-properties fo:font-size="10pt" style:font-size-asian="10pt" style:font-size-complex="10pt"/>
    </style:style>
    <style:style style:name="P56" style:family="paragraph" style:parent-style-name="List_20_Number">
      <style:text-properties fo:font-style="normal"/>
    </style:style>
    <style:style style:name="P57" style:family="paragraph" style:parent-style-name="List_20_Number">
      <style:text-properties style:font-name="Courier New" fo:font-size="10pt" style:font-size-asian="10pt" style:font-size-complex="10pt"/>
    </style:style>
    <style:style style:name="P58" style:family="paragraph" style:parent-style-name="Standard" style:list-style-name="L3"/>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3"/>
    <style:style style:name="P65" style:family="paragraph" style:parent-style-name="Heading_20_2" style:list-style-name="L1"/>
    <style:style style:name="P66" style:family="paragraph" style:parent-style-name="Heading_20_2" style:list-style-name="L1">
      <style:text-properties style:use-window-font-color="true"/>
    </style:style>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paragraph-properties fo:margin-left="0in" fo:margin-right="0in" fo:text-indent="0in" style:auto-text-indent="false"/>
    </style:style>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paragraph-properties fo:margin-left="0in" fo:margin-right="0in" fo:text-indent="0in" style:auto-text-indent="false"/>
    </style:style>
    <style:style style:name="P84" style:family="paragraph" style:parent-style-name="Heading_20_4" style:list-style-name="L1"/>
    <style:style style:name="P85" style:family="paragraph" style:parent-style-name="Heading_20_4" style:list-style-name="L1"/>
    <style:style style:name="P8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7" style:family="paragraph" style:parent-style-name="Contents_20_1">
      <style:paragraph-properties>
        <style:tab-stops>
          <style:tab-stop style:position="6.889in" style:type="right" style:leader-style="dotted" style:leader-text="."/>
        </style:tab-stops>
      </style:paragraph-properties>
    </style:style>
    <style:style style:name="P88" style:family="paragraph" style:parent-style-name="Contents_20_2">
      <style:paragraph-properties>
        <style:tab-stops>
          <style:tab-stop style:position="6.722in" style:type="right" style:leader-style="dotted" style:leader-text="."/>
        </style:tab-stops>
      </style:paragraph-properties>
    </style:style>
    <style:style style:name="P89" style:family="paragraph" style:parent-style-name="Contents_20_3">
      <style:paragraph-properties>
        <style:tab-stops>
          <style:tab-stop style:position="6.5555in" style:type="right" style:leader-style="dotted" style:leader-text="."/>
        </style:tab-stops>
      </style:paragraph-properties>
    </style:style>
    <style:style style:name="P90" style:family="paragraph" style:parent-style-name="List_20_Bullet_20_2">
      <style:text-properties fo:font-style="normal" fo:font-weight="bold"/>
    </style:style>
    <style:style style:name="P91" style:family="paragraph" style:parent-style-name="List_20_Bullet_20_2"/>
    <style:style style:name="P92" style:family="paragraph" style:parent-style-name="List_20_Bullet"/>
    <style:style style:name="P93" style:family="paragraph" style:parent-style-name="List_20_Bullet">
      <style:text-properties style:use-window-font-color="true" fo:language="en" fo:country="US" style:font-name-asian="Times New Roman" style:language-complex="ar" style:country-complex="SA"/>
    </style:style>
    <style:style style:name="P94" style:family="paragraph" style:parent-style-name="Contents_20_4">
      <style:paragraph-properties>
        <style:tab-stops>
          <style:tab-stop style:position="6.2992in" style:type="right" style:leader-style="dotted" style:leader-text="."/>
        </style:tab-stops>
      </style:paragraph-properties>
    </style:style>
    <style:style style:name="P95" style:family="paragraph" style:parent-style-name="Text_20_body" style:list-style-name="L2"/>
    <style:style style:name="P96" style:family="paragraph" style:parent-style-name="Text_20_body" style:list-style-name="L1"/>
    <style:style style:name="P97" style:family="paragraph" style:parent-style-name="Text_20_body" style:list-style-name="L1"/>
    <style:style style:name="P98" style:family="paragraph" style:parent-style-name="Text_20_body" style:list-style-name="L1"/>
    <style:style style:name="P99" style:family="paragraph" style:parent-style-name="Heading_20_1" style:list-style-name="L1"/>
    <style:style style:name="P100" style:family="paragraph" style:parent-style-name="Heading_20_1" style:list-style-name="L1"/>
    <style:style style:name="P101" style:family="paragraph" style:parent-style-name="Heading_20_1" style:list-style-name="L1"/>
    <style:style style:name="P102" style:family="paragraph" style:parent-style-name="Heading_20_1" style:list-style-name="L1"/>
    <style:style style:name="P103" style:family="paragraph" style:parent-style-name="Heading_20_1" style:list-style-name="L1"/>
    <style:style style:name="P104" style:family="paragraph" style:parent-style-name="Heading_20_1" style:list-style-name="L1"/>
    <style:style style:name="P105" style:family="paragraph" style:parent-style-name="Heading_20_1"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How-To Setup Hierarchy in <text:s/>xCAT 2</text:p>
      <text:p text:style-name="P18"><text:date style:data-style-name="N37" text:date-value="2010-10-23T10:30:04.46">10/23/10</text:date>, <text:time style:data-style-name="N43" text:time-value="2010-10-23T10:30:04.46">10:30:04 AM</text:time></text:p>
      <text:p text:style-name="P2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a xlink:type="simple" xlink:href="#1.Introduction|outline" text:style-name="Internet_20_link" text:visited-style-name="Internet_20_link">1.0 Introduction</text:a><text:tab/>1</text:p>
          <text:p text:style-name="P87"><text:a xlink:type="simple" xlink:href="#2.Setup the MN Hierarchical Database|outline" text:style-name="Internet_20_link" text:visited-style-name="Internet_20_link">2.0 Setup the MN Hierarchical Database</text:a><text:tab/>2</text:p>
          <text:p text:style-name="P88"><text:a xlink:type="simple" xlink:href="#2.1.Setup Service Node Access to the Database|outline" text:style-name="Internet_20_link" text:visited-style-name="Internet_20_link">2.1 Setup Service Node Access to the Database</text:a><text:tab/>3</text:p>
          <text:p text:style-name="P88"><text:a xlink:type="simple" xlink:href="#2.2.Define the Management Node in the Policy Table|outline" text:style-name="Internet_20_link" text:visited-style-name="Internet_20_link">2.2 Define the Management Node in the Policy Table</text:a><text:tab/>3</text:p>
          <text:p text:style-name="P88"><text:a xlink:type="simple" xlink:href="#2.1.Define the  service nodes in the database|outline" text:style-name="Internet_20_link" text:visited-style-name="Internet_20_link">2.1 Define the <text:s/>service nodes in the database</text:a><text:tab/>3</text:p>
          <text:p text:style-name="P89"><text:a xlink:type="simple" xlink:href="#2.1.1.Add Service Nodes to the nodelist Table|outline" text:style-name="Internet_20_link" text:visited-style-name="Internet_20_link">2.1.1 Add Service Nodes to the nodelist Table</text:a><text:tab/>4</text:p>
          <text:p text:style-name="P89"><text:a xlink:type="simple" xlink:href="#2.1.2.Add Service Nodes to the nodetype Table|outline" text:style-name="Internet_20_link" text:visited-style-name="Internet_20_link">2.1.2 Add Service Nodes to the nodetype Table</text:a><text:tab/>5</text:p>
          <text:p text:style-name="P89"><text:a xlink:type="simple" xlink:href="#2.1.3.Add Service Nodes to the servicenode Table|outline" text:style-name="Internet_20_link" text:visited-style-name="Internet_20_link">2.1.3 Add Service Nodes to the servicenode Table</text:a><text:tab/>5</text:p>
          <text:p text:style-name="P89"><text:a xlink:type="simple" xlink:href="#2.1.4.Add Service Nodes postscripts to the postscripts table|outline" text:style-name="Internet_20_link" text:visited-style-name="Internet_20_link">2.1.4 Add Service Nodes postscripts to the postscripts table</text:a><text:tab/>6</text:p>
          <text:p text:style-name="P89"><text:a xlink:type="simple" xlink:href="#2.1.5.Assigning Nodes to their Service Nodes ( updating the noderes table)|outline" text:style-name="Internet_20_link" text:visited-style-name="Internet_20_link">2.1.5 Assigning Nodes to their Service Nodes ( updating the noderes table)</text:a><text:tab/>6</text:p>
          <text:p text:style-name="P94"><text:a xlink:type="simple" xlink:href="#2.1.5.1.Service Node Pools (not supported in AIX)|outline" text:style-name="Internet_20_link" text:visited-style-name="Internet_20_link">2.1.5.1 Service Node Pools (not supported in AIX)</text:a><text:tab/>7</text:p>
          <text:p text:style-name="P89"><text:a xlink:type="simple" xlink:href="#2.1.6.Setup Site Table|outline" text:style-name="Internet_20_link" text:visited-style-name="Internet_20_link">2.1.6 Setup Site Table</text:a><text:tab/>8</text:p>
          <text:p text:style-name="P89"><text:a xlink:type="simple" xlink:href="#2.1.7.Setup networks Table|outline" text:style-name="Internet_20_link" text:visited-style-name="Internet_20_link">2.1.7 Setup networks Table</text:a><text:tab/>9</text:p>
          <text:p text:style-name="P89"><text:a xlink:type="simple" xlink:href="#2.1.8.Setup nodehm/noderes Table for conserver/monserver|outline" text:style-name="Internet_20_link" text:visited-style-name="Internet_20_link">2.1.8 Setup nodehm/noderes Table for conserver/monserver</text:a><text:tab/>10</text:p>
          <text:p text:style-name="P94"><text:a xlink:type="simple" xlink:href="#2.1.8.1.Conserver and Monserver and Pools|outline" text:style-name="Internet_20_link" text:visited-style-name="Internet_20_link">2.1.8.1 Conserver and Monserver and Pools</text:a><text:tab/>10</text:p>
          <text:p text:style-name="P89"><text:a xlink:type="simple" xlink:href="#2.1.9.Verify the Tables|outline" text:style-name="Internet_20_link" text:visited-style-name="Internet_20_link">2.1.9 Verify the Tables</text:a><text:tab/>10</text:p>
          <text:p text:style-name="P87"><text:a xlink:type="simple" xlink:href="#3.Install or Stateless Boot the Service Nodes on Linux|outline" text:style-name="Internet_20_link" text:visited-style-name="Internet_20_link">3.0 Install or Stateless Boot the Service Nodes on Linux</text:a><text:tab/>10</text:p>
          <text:p text:style-name="P88"><text:a xlink:type="simple" xlink:href="#3.1.Build the Service Node Stateless Image|outline" text:style-name="Internet_20_link" text:visited-style-name="Internet_20_link">3.1 Build the Service Node Stateless Image</text:a><text:tab/>10</text:p>
          <text:p text:style-name="P89"><text:a xlink:type="simple" xlink:href="#3.1.1.Update Service Node Stateless Image|outline" text:style-name="Internet_20_link" text:visited-style-name="Internet_20_link">3.1.1 Update Service Node Stateless Image</text:a><text:tab/>13</text:p>
          <text:p text:style-name="P88"><text:a xlink:type="simple" xlink:href="#3.2.Set Up the Service Nodes for diskfull Installation|outline" text:style-name="Internet_20_link" text:visited-style-name="Internet_20_link">3.2 Set Up the Service Nodes for diskfull Installation</text:a><text:tab/>14</text:p>
          <text:p text:style-name="P89"><text:a xlink:type="simple" xlink:href="#3.2.1.xCAT Service Node RPMS and dependencies|outline" text:style-name="Internet_20_link" text:visited-style-name="Internet_20_link">3.2.1 xCAT Service Node RPMS and dependencies</text:a><text:tab/>14</text:p>
          <text:p text:style-name="P89"><text:a xlink:type="simple" xlink:href="#3.2.2.Update Service Node Diskfull Image|outline" text:style-name="Internet_20_link" text:visited-style-name="Internet_20_link">3.2.2 Update Service Node Diskfull Image</text:a><text:tab/>15</text:p>
          <text:p text:style-name="P88"><text:a xlink:type="simple" xlink:href="#3.3.Monitor install and boot|outline" text:style-name="Internet_20_link" text:visited-style-name="Internet_20_link">3.3 Monitor install and boot</text:a><text:tab/>15</text:p>
          <text:p text:style-name="P88"><text:a xlink:type="simple" xlink:href="#3.4. Test Service Node installation|outline" text:style-name="Internet_20_link" text:visited-style-name="Internet_20_link">3.4 <text:s/>Test Service Node installation</text:a><text:tab/>15</text:p>
          <text:p text:style-name="P87"><text:a xlink:type="simple" xlink:href="#4.Diagnostics|outline" text:style-name="Internet_20_link" text:visited-style-name="Internet_20_link">4.0 Diagnostics</text:a><text:tab/>15</text:p>
          <text:p text:style-name="P87"><text:a xlink:type="simple" xlink:href="#5.Migrating a Management Node to a Service Node|outline" text:style-name="Internet_20_link" text:visited-style-name="Internet_20_link">5.0 Migrating a Management Node to a Service Node</text:a><text:tab/>16</text:p>
          <text:p text:style-name="P87"><text:a xlink:type="simple" xlink:href="#6.Install or Stateless Boot the Service Nodes on AIX|outline" text:style-name="Internet_20_link" text:visited-style-name="Internet_20_link">6.0 Install or Stateless Boot the Service Nodes on AIX</text:a><text:tab/>16</text:p>
          <text:p text:style-name="P87"><text:a xlink:type="simple" xlink:href="#7.References|outline" text:style-name="Internet_20_link" text:visited-style-name="Internet_20_link">7.0 References</text:a><text:tab/>17</text:p>
        </text:index-body>
      </text:table-of-content>
      <text:p text:style-name="P13"/>
      <text:list text:style-name="L1">
        <text:list-item>
          <text:h text:style-name="P99" text:outline-level="1"><text:bookmark text:name="__RefHeading__14002_77154144"/>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8"><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5"/>
      <text:list text:style-name="L1" text:continue-numbering="true">
        <text:list-item>
          <text:h text:style-name="P99" text:outline-level="1"><text:bookmark text:name="__RefHeading__14004_77154144"/>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If you are on AIX, <text:s/>you should also use the following <text:a xlink:type="simple" xlink:href="http://xcat.svn.sourceforge.net/viewvc/xcat/xcat-core/trunk/xCAT-client/share/doc/xCAT2onAIXServiceNodes.pdf">“Using xCAT Service Nodes with AIX”.</text:a></text:p>
      <text:list text:style-name="L1" text:continue-numbering="true">
        <text:list-item>
          <text:list text:continue-numbering="true">
            <text:list-item>
              <text:h text:style-name="P65" text:outline-level="2"><text:bookmark text:name="__RefHeading__14006_77154144"/><text:soft-page-break/>Setup Service Node Access to the Database</text:h>
            </text:list-item>
          </text:list>
        </text:list-item>
      </text:list>
      <text:p text:style-name="Body_20_Text_20_First_20_Indent"><text:s/>Even if you have your database up and running on the Management Node, <text:s/>you probably now need to <text:s/>give the Service Node access to the database, now that you have defined your service node. Each database <text:s/>has a different method to do this. <text:s/>Check the above database documentation, for allowing remote <text:s/>host/ client access to the database. </text:p>
      <text:p text:style-name="Body_20_Text_20_First_20_Indent">For the mysqlsetup script, <text:s/>use the mysqlsetup -f &lt; filename&gt; option. <text:s text:c="2"/>See man mysqlsetup. </text:p>
      <text:list text:style-name="L1" text:continue-numbering="true">
        <text:list-item>
          <text:list text:continue-numbering="true">
            <text:list-item>
              <text:h text:style-name="P65" text:outline-level="2"><text:bookmark text:name="__RefHeading__14008_77154144"/>Define the Management Node in the Policy Table</text:h>
            </text:list-item>
          </text:list>
        </text:list-item>
      </text:list>
      <text:p text:style-name="Standard">As of 2.4 this is automatically done during the initial install of xCAT. <text:s/>Check the policy table to ensure it is already there. <text:s/>If it is not follow these instructions.</text:p>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5"/>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2">
        <text:list-header>
          <text:p text:style-name="P95"/>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Code_20_Indented"/>
      <text:p text:style-name="Code_20_Indented"/>
      <text:list text:style-name="L1">
        <text:list-item text:start-value="1">
          <text:list>
            <text:list-item text:start-value="1">
              <text:h text:style-name="P71" text:outline-level="2" text:restart-numbering="true" text:start-value="1"><text:bookmark text:name="__RefHeading__14010_77154144"/>Define the <text:s/>service nodes in the database</text:h>
            </text:list-item>
          </text:list>
        </text:list-item>
      </text:list>
      <text:p text:style-name="P26">This document assumes that you have previously defined your compute nodes in the database and have them setup such that you can run hardware command, such as rpower and can install them. <text:s text:c="2"/>We are <text:soft-page-break/>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7"/>
      <text:p text:style-name="P27"><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6"/>
      <text:p text:style-name="P26">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6"/>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7"/>
      <text:p text:style-name="P27"/>
      <text:p text:style-name="P9"/>
      <text:list text:style-name="L1" text:continue-numbering="true">
        <text:list-item>
          <text:list text:continue-numbering="true">
            <text:list-item>
              <text:list text:continue-numbering="true">
                <text:list-item>
                  <text:h text:style-name="P72" text:outline-level="3"><text:bookmark text:name="__RefHeading__14012_77154144"/>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s text:c="2"/>If you want to use your own group for service nodes, <text:s/>rather than “service”, <text:s/>we have setup many defaults in the system based on the group “service”. <text:s text:c="2"/>Some of these are the postscripts that will run in the postscripts table. <text:s text:c="3"/>The template, <text:s/>pkglist, etc that will be used. <text:s text:c="2"/>These will have to be modified to use your new group name for “service”. <text:s text:c="2"/>It is probably easier just to use “service”. </text:p>
      <text:p text:style-name="Standard"/>
      <text:p text:style-name="P23">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72" text:outline-level="3"><text:bookmark text:name="__RefHeading__14014_77154144"/><text:soft-page-break/>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72" text:outline-level="3"><text:bookmark text:name="__RefHeading__14016_77154144"/>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oft-page-break/><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72" text:outline-level="3"><text:bookmark text:name="__RefHeading__14018_77154144"/><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if they are not already there. <text:s text:c="2"/>Here you can also add your own postscripts for customizing the service nodes, <text:s/>by adding them to the table and putting them in /install/postscripts. </text:p>
      <text:p text:style-name="Standard"/>
      <text:p text:style-name="Standard">For AIX: <text:s/>Check the following doc:http://xcat.svn.sourceforge.net/viewvc/xcat/xcat-core/trunk/xCAT-client/share/doc/xCAT2onAIXServiceNodes.pdf</text:p>
      <text:p text:style-name="Standard"/>
      <text:p text:style-name="Code_20_Indented">For Linux:</text:p>
      <text:p text:style-name="P4"><text:s text:c="5"/>chdef -t group -o service postscripts=servicenode,xcatserver,xcatclient</text:p>
      <text:p text:style-name="P5"><text:s text:c="3"/></text:p>
      <text:p text:style-name="Code_20_Indented">on Linux:</text:p>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31"/>
      <text:list text:style-name="L1" text:continue-numbering="true">
        <text:list-item>
          <text:list text:continue-numbering="true">
            <text:list-item>
              <text:list text:continue-numbering="true">
                <text:list-item>
                  <text:h text:style-name="P72" text:outline-level="3"><text:bookmark text:name="__RefHeading__14020_77154144"/>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6"><text:soft-page-break/></text:p>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30"><text:span text:style-name="T1">Note</text:span><text:span text:style-name="T17">:</text:span> tabdump -d noderes will give further explanation of each table attribute.</text:p>
      <text:p text:style-name="P30"/>
      <text:list text:style-name="L1" text:continue-numbering="true">
        <text:list-item>
          <text:list text:continue-numbering="true">
            <text:list-item>
              <text:list text:continue-numbering="true">
                <text:list-item>
                  <text:list text:continue-numbering="true">
                    <text:list-item>
                      <text:h text:style-name="P84" text:outline-level="4"><text:bookmark text:name="__RefHeading__14022_7715414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
      <text:p text:style-name="P6">To use Service Node pools, you need to architect your network such that all of the compute nodes and service nodes are on the same flat network. <text:s/>If you don't want the management node to respond to/manage some of the compute nodes, it shouldn't be on that same flat network.<text:line-break/><text:soft-page-break/>The site.dhcpinterfaces attribute should be set such that the SNs' DHCP daemon only listens on the NIC that faces the compute nodes, not the NIC that faces the MN. <text:s/>This avoids some timing issues when the SNs are being deployed (so that they don't respond to each other before they are<text:line-break/>completely ready).</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10">Note: <text:s/><text:span text:style-name="T16">the noderes table's xcatmaster, tftpserver,nfsserver <text:s/>attributes should be blank for any node entry that has the noderes servicenode attribute set to a pool of service nodes.</text:span></text:p>
      <text:p text:style-name="Text_20_body"/>
      <text:p text:style-name="P8">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h text:style-name="P72" text:outline-level="3"><text:bookmark text:name="__RefHeading__14024_77154144"/>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ext:soft-page-break/>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72" text:outline-level="3"><text:bookmark text:name="__RefHeading__14026_77154144"/>Setup networks Table</text:h>
                </text:list-item>
              </text:list>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83" text:outline-level="3"><text:bookmark text:name="__RefHeading__14028_77154144"/><text:soft-page-break/>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84" text:outline-level="4"><text:bookmark text:name="__RefHeading__14030_7715414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72" text:outline-level="3"><text:bookmark text:name="__RefHeading__14032_77154144"/>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99" text:outline-level="1"><text:bookmark text:name="__RefHeading__14034_77154144"/><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7">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4"/>
      <text:list text:style-name="L1" text:continue-numbering="true">
        <text:list-item>
          <text:list text:continue-numbering="true">
            <text:list-item>
              <text:h text:style-name="P66" text:outline-level="2"><text:bookmark text:name="__RefHeading__14036_77154144"/><text:reference-mark-start text:name="Build the Service Node Stateless Image"/><text:reference-mark-start text:name="1.1Build the Service Node Stateless Image"/>Build the Service Node Stateless Image<text:reference-mark-end text:name="1.1Build the Service Node Stateless Image"/><text:reference-mark-end text:name="Build the Service Node Stateless Image"/></text:h>
            </text:list-item>
          </text:list>
        </text:list-item>
      </text:list>
      <text:p text:style-name="P14">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4"/>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text:soft-page-break/>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6">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4">(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2"/>
      <text:p text:style-name="P48"><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9"><text:span text:style-name="T21">Download and c</text:span>opy the files to the Management Node (MN) and untar them: </text:p>
      <text:p text:style-name="P54">mkdir <text:span text:style-name="T21">-p /install/post/otherpkgs/fedora8/x86_64/xcat</text:span></text:p>
      <text:p text:style-name="P54">cd <text:span text:style-name="T21">/install/post/otherpkgs/fedora8/x86_64/xcat</text:span></text:p>
      <text:p text:style-name="P54"/>
      <text:p text:style-name="P54">tar jxvf core-rpms-snap.tar.bz2</text:p>
      <text:p text:style-name="P53">tar jxvf xcat-dep-2*.tar.bz2</text:p>
      <text:p text:style-name="P22"/>
      <text:p text:style-name="P38">Second, add rpm names into the service.&lt;osver&gt;.&lt;arch&gt;.otherpkgs.pkglist file. In most cases, this file is already created under /opt/xcat/share/xcat/netboot/&lt;os&gt; directory. If it is not, you can create your own by referencing the existing ones.</text:p>
      <text:p text:style-name="P37"><text:s text:c="2"/>vi /install/custom/netboot/fedora/service.ferdora8.x86_64.otherpkgs.pkglist</text:p>
      <text:p text:style-name="P37">add the following:</text:p>
      <text:p text:style-name="P39">-OpenIPMI-tools</text:p>
      <text:p text:style-name="P39">-tftp-server</text:p>
      <text:p text:style-name="P39">xcat/xcat-core/xCATsn</text:p>
      <text:p text:style-name="P39">xcat/xcat-dep/fedora8/x86_64/conserver</text:p>
      <text:p text:style-name="P37">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soft-page-break/><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7">For SLES 11, make sure that atftp rpm from xCAT is installed in the image not the atftp from the OS. </text:p>
          <text:p text:style-name="P7"><text:s/></text:p>
        </text:list-item>
      </text:list>
      <text:p text:style-name="Code_20_Indented">rpm –root <text:s/>/install/netboot/fedora8/x86_64/service/rootimg <text:s/>-qa | grep atftp</text:p>
      <text:list text:style-name="WW8Num9" text:continue-numbering="true">
        <text:list-header>
          <text:p text:style-name="P7">If the rpm is from then OS then remove and install the xCAT atftp ( atftp-0.7.1.*rpm) into the otherpkgs directory with the xCAT rpms as you did above and run genimage again.</text:p>
          <text:p text:style-name="P7"/>
        </text:list-header>
      </text:list>
      <text:p text:style-name="Code"><text:s text:c="5"/>rpm –root <text:s/>/install/netboot/fedora8/x86_64/service/rootimg -e &lt;atftp rpm&gt;</text:p>
      <text:p text:style-name="Code"><text:s text:c="8"/>--nodeps</text:p>
      <text:p text:style-name="Code"/>
      <text:p text:style-name="P32"><text:s text:c="2"/>cp atftp-0.7.1.*rpm <text:span text:style-name="T12">/install/post/otherpkgs/fedora8/x86_64 </text:span></text:p>
      <text:p text:style-name="P33"/>
      <text:p text:style-name="Standard"><text:span text:style-name="T12"><text:s text:c="11"/>add the rpm name into:</text:span> <text:s text:c="3"/></text:p>
      <text:p text:style-name="P34"><text:s text:c="4"/>/install/custom/netboot/fedora/service.otherpkgs.pkglist </text:p>
      <text:p text:style-name="P34"/>
      <text:p text:style-name="P36"><text:s text:c="2"/>run genimage to pick up the additional package.</text:p>
      <text:p text:style-name="P36"/>
      <text:p text:style-name="Code_20_Indented"><text:s text:c="2"/>cd /opt/xcat/share/xcat/netboot/fedora/</text:p>
      <text:p text:style-name="P34"><text:s text:c="2"/>./genimage -i eth0 -n tg3,bnx2 -o fedora8 -p service</text:p>
      <text:p text:style-name="P12"><text:s text:c="4"/></text:p>
      <text:p text:style-name="Code_20_Indented"><text:s text:c="11"/></text:p>
      <text:p text:style-name="P22"/>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7">sysfs <text:s text:c="11"/>/sys <text:s text:c="18"/>sysfs <text:s text:c="7"/>rw 0 0</text:p>
          <text:p text:style-name="P57">devpts <text:s text:c="10"/>/dev/pts <text:s text:c="14"/>devpts <text:s text:c="6"/>rw,gid=5,mode=620 0 0</text:p>
          <text:p text:style-name="P57">service_x86_64 <text:s text:c="2"/>/ <text:s text:c="21"/>tmpfs <text:s text:c="7"/>rw 0 1</text:p>
          <text:p text:style-name="P57">none <text:s text:c="12"/>/tmp <text:s text:c="18"/>tmpfs <text:s text:c="7"/>defaults,size=10m 0 2</text:p>
          <text:p text:style-name="P57"><text:soft-page-break/>none <text:s text:c="12"/>/var/tmp <text:s text:c="14"/>tmpfs <text:s text:c="7"/>defaults,size=10m 0 2</text:p>
          <text:p text:style-name="P57"><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72" text:outline-level="3" text:restart-numbering="true" text:start-value="1"><text:bookmark text:name="__RefHeading__14038_77154144"/>Update Service Node Stateless Image</text:h>
                </text:list-item>
              </text:list>
            </text:list-item>
          </text:list>
        </text:list-item>
      </text:list>
      <text:p text:style-name="P19"/>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21">OR</text:p>
      <text:p text:style-name="P21"/>
      <text:p text:style-name="P22">use updatenode otherpkgs function. </text:p>
      <text:p text:style-name="P22">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11"><text:soft-page-break/><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20"/>
      <text:list text:style-name="L1" text:continue-numbering="true">
        <text:list-item>
          <text:list text:continue-numbering="true">
            <text:list-item>
              <text:h text:style-name="P65" text:outline-level="2"><text:bookmark text:name="__RefHeading__14040_77154144"/><text:reference-mark-start text:name="1.1Set Up the Service Nodes for diskfull Installation"/><text:reference-mark-start text:name="1.1Set Up the Service Nodes for Installation"/>Set Up the Service Nodes for diskfull Installation<text:reference-mark-end text:name="1.1Set Up the Service Nodes for Installation"/><text:reference-mark-end text:name="1.1Set Up the Service Nodes for diskfull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6"/>
      <text:p text:style-name="P50"><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51"><text:span text:style-name="T21">Download and c</text:span>opy the files to the Management Node (MN) and untar them: </text:p>
      <text:p text:style-name="P42">mkdir <text:span text:style-name="T21">-p /install/post/otherpkgs/fedora8/x86_64/xcat</text:span></text:p>
      <text:p text:style-name="P42">cd <text:span text:style-name="T21">/install/post/otherpkgs/fedora8/x86_64/xcat</text:span></text:p>
      <text:p text:style-name="P42"/>
      <text:p text:style-name="P42">tar jxvf core-rpms-snap.tar.bz2</text:p>
      <text:p text:style-name="P41">tar jxvf xcat-dep-2*.tar.bz2</text:p>
      <text:p text:style-name="P47"/>
      <text:p text:style-name="P45">Second, add rpm names into the service.&lt;osver&gt;.&lt;arch&gt;.otherpkgs.pkglist file. In most cases, this file is already created under /opt/xcat/share/xcat/netboot/&lt;os&gt; directory. If it is not, you can create your own by referencing the existing ones.</text:p>
      <text:p text:style-name="P44"><text:s text:c="6"/><text:span text:style-name="T3">vi /install/custom/install/fedora/service.ferdora8.x86_64.otherpkgs.pkglist</text:span></text:p>
      <text:p text:style-name="P44">add the following:</text:p>
      <text:p text:style-name="P40">-OpenIPMI-tools</text:p>
      <text:p text:style-name="P40">-tftp-server</text:p>
      <text:p text:style-name="P40">xcat/xcat-core/xCATsn</text:p>
      <text:p text:style-name="P40">xcat/xcat-dep/fedora8/x86_64/conserver</text:p>
      <text:p text:style-name="P43"><text:span text:style-name="T7">where the '-' means remove the rpm first before installing other rpms. For SLES, the packages to be removed is perl-doc.</text:span><text:span text:style-name="T8"> <text:s text:c="2"/></text:span><text:span text:style-name="T16"><text:s text:c="4"/></text:span><text:s text:c="13"/></text:p>
      <text:p text:style-name="P30"/>
      <text:p text:style-name="P17">Third, add the otherpkgs postscript to the service node postscripts table entry.</text:p>
      <text:p text:style-name="P17"/>
      <text:p text:style-name="Code_20_Indented">chdef -t group -o service postscripts=otherpkgs,servicenode,xcatserver,xcatclient </text:p>
      <text:p text:style-name="Code_20_Indented"/>
      <text:p text:style-name="Code_20_Indented"/>
      <text:p text:style-name="Standard">Finally install the service node:</text:p>
      <text:p text:style-name="P35">nodeset service install</text:p>
      <text:p text:style-name="P35">rpower service boot</text:p>
      <text:p text:style-name="Standard"/>
      <text:list text:style-name="L1" text:continue-numbering="true">
        <text:list-item>
          <text:list text:continue-numbering="true">
            <text:list-item>
              <text:list text:continue-numbering="true">
                <text:list-item>
                  <text:h text:style-name="P72" text:outline-level="3"><text:bookmark text:name="__RefHeading__14042_77154144"/><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5"><text:soft-page-break/>Note: you will be installing the xCAT Service Node rpm xCATsn* metapackage on the Service Node, not the xCAT* Management Node metapackage. <text:s/>Do not install both.</text:p>
      <text:p text:style-name="P90"/>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91"/>
      <text:list text:style-name="L1" text:continue-numbering="true">
        <text:list-item>
          <text:list text:continue-numbering="true">
            <text:list-item>
              <text:list text:continue-numbering="true">
                <text:list-item>
                  <text:h text:style-name="P72" text:outline-level="3"><text:bookmark text:name="__RefHeading__14044_77154144"/>Update Service Node Diskfull Image</text:h>
                </text:list-item>
              </text:list>
            </text:list-item>
          </text:list>
        </text:list-item>
      </text:list>
      <text:p text:style-name="Standard"/>
      <text:p text:style-name="P22"/>
      <text:p text:style-name="P22"/>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65" text:outline-level="2"><text:bookmark text:name="__RefHeading__14046_77154144"/>Monitor install and boot</text:h>
            </text:list-item>
          </text:list>
        </text:list-item>
      </text:list>
      <text:p text:style-name="Text_20_body"/>
      <text:p text:style-name="Code">wcons service <text:s text:c="5"/># make sure DISPLAY is set to your X server/VNC or</text:p>
      <text:p text:style-name="P2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65" text:outline-level="2"><text:bookmark text:name="__RefHeading__14048_77154144"/><text:s/>Test Service Node installation</text:h>
            </text:list-item>
          </text:list>
        </text:list-item>
      </text:list>
      <text:p text:style-name="Standard"/>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item>
          <text:p text:style-name="List_20_Bullet">Make sure that the Service Node has Name resolution for all nodes, it will service. </text:p>
        </text:list-item>
      </text:list>
      <text:p text:style-name="P92"/>
      <text:list text:style-name="L1" text:continue-numbering="true">
        <text:list-item>
          <text:h text:style-name="P99" text:outline-level="1"><text:bookmark text:name="__RefHeading__14034_771541441"/>Diagnostics</text:h>
        </text:list-item>
      </text:list>
      <text:p text:style-name="P93"><text:bookmark text:name="__RefHeading__14050_77154144"/></text:p>
      <text:list text:style-name="L3">
        <text:list-item>
          <text:p text:style-name="P58"><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ext:soft-page-break/>the root password, <text:s/>which should be the password you set for the key=system in the passwd table. <text:s text:c="2"/></text:p>
        </text:list-item>
        <text:list-item>
          <text:p text:style-name="P58"><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58"><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58">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58"><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58"><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58"><text:s text:c="17"/></text:p>
        </text:list-item>
      </text:list>
      <text:list text:style-name="L1" text:continue-numbering="true">
        <text:list-item>
          <text:h text:style-name="P99" text:outline-level="1"><text:bookmark text:name="__RefHeading__14034_7715414411"/>Migrating a Management Node to a Service Node</text:h>
        </text:list-item>
      </text:list>
      <text:p text:style-name="Standard"><text:bookmark text:name="__RefHeading__14052_77154144"/></text:p>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99" text:outline-level="1"><text:bookmark text:name="__RefHeading__14054_77154144"/>Install or Stateless Boot the Service Nodes on AIX</text:h>
        </text:list-item>
      </text:list>
      <text:p text:style-name="Standard"/>
      <text:p text:style-name="P26"><text:soft-page-break/><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99" text:outline-level="1"><text:bookmark text:name="__RefHeading__14056_77154144"/>References</text:h>
        </text:list-item>
      </text:list>
      <text:p text:style-name="Standard"/>
      <text:list text:style-name="L1" text:continue-numbering="true">
        <text:list-header>
          <text:p text:style-name="P96">The <text:a xlink:type="simple" xlink:href="https://xcat.svn.sourceforge.net/svnroot/xcat/xcat-core/trunk/xCAT-client/share/doc/xCAT2advanced.pdf">xCAT advanced Cookbook</text:a> gives you a detailed example of setting up hierarchy on a Linux Cluster. </text:p>
          <text:p text:style-name="P96">The <text:a xlink:type="simple" xlink:href="https://xcat.svn.sourceforge.net/svnroot/xcat/xcat-core/trunk/xCAT-client/share/doc/xCAT2onAIXServiceNodes.pdf">xCAT2onAIXServiceNodes</text:a> gives you a detailed example of setting up hierarchy on an AIX cluster. </text:p>
          <text:p text:style-name="P96">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creator>Lissa Valletta</dc:creator>
    <dc:date>2010-10-23T10:30:04</dc:date>
    <meta:printed-by>Egan Ford</meta:printed-by>
    <meta:print-date>2008-05-08T10:26:10</meta:print-date>
    <meta:editing-cycles>381</meta:editing-cycles>
    <meta:editing-duration>P9DT14H29M19S</meta:editing-duration>
    <meta:user-defined meta:name="Info 1"/>
    <meta:user-defined meta:name="Info 2"/>
    <meta:user-defined meta:name="Info 3"/>
    <meta:user-defined meta:name="Info 4"/>
    <meta:document-statistic meta:table-count="0" meta:image-count="0" meta:object-count="0" meta:page-count="17" meta:paragraph-count="345" meta:word-count="5326" meta:character-count="32428"/>
  </office:meta>
</office:document-meta>
</file>